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4000001C1619408AFD54E9472.png" manifest:media-type="image/png"/>
  <manifest:file-entry manifest:full-path="Pictures/1000020100000606000001B2C75DBD8878A086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3.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86cm" svg:height="6.426cm" svg:x="3.302cm" svg:y="1.194cm">
          <draw:image xlink:href="Pictures/1000020100000606000001B2C75DBD8878A086A4.png" xlink:type="simple" xlink:show="embed" xlink:actuate="onLoad" loext:mime-type="image/png">
            <text:p/>
          </draw:image>
        </draw:frame>
        <draw:frame draw:style-name="gr1" draw:text-style-name="P1" draw:layer="layout" svg:width="22.86cm" svg:height="6.734cm" svg:x="3.302cm" svg:y="8.382cm">
          <draw:image xlink:href="Pictures/10000201000005F4000001C1619408AFD54E9472.png" xlink:type="simple" xlink:show="embed" xlink:actuate="onLoad" loext:mime-type="image/png">
            <text:p/>
          </draw:image>
        </draw:frame>
        <draw:custom-shape draw:style-name="gr2" draw:text-style-name="P2" draw:layer="layout" svg:width="3.81cm" svg:height="3.556cm" svg:x="21.082cm" svg:y="3.9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556cm" svg:x="21.082cm" svg:y="11.37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071cm" svg:height="0.962cm" svg:x="10.697cm" svg:y="0.232cm">
          <draw:text-box>
            <text:p>UMRB Drought Dashboard</text:p>
          </draw:text-box>
        </draw:frame>
        <draw:frame draw:style-name="gr3" draw:text-style-name="P3" draw:layer="layout" svg:width="7.288cm" svg:height="0.962cm" svg:x="11.088cm" svg:y="7.62cm">
          <draw:text-box>
            <text:p>MT Mesonet Dashboard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9:58:03.394071173</meta:creation-date>
    <dc:date>2020-06-08T20:04:26.879318097</dc:date>
    <meta:editing-duration>PT6M24S</meta:editing-duration>
    <meta:editing-cycles>1</meta:editing-cycles>
    <meta:generator>LibreOffice/6.4.2.2$Linux_X86_64 LibreOffice_project/40$Build-2</meta:generator>
    <meta:document-statistic meta:object-count="29"/>
  </office:meta>
</office:document-meta>
</file>